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fcntl.h&gt;</text:p>
      <text:p text:style-name="Standard">#include &lt;stdio.h&gt;</text:p>
      <text:p text:style-name="Standard">#include &lt;sys/stat.h&gt;</text:p>
      <text:p text:style-name="Standard">#include &lt;sys/types.h&gt;</text:p>
      <text:p text:style-name="Standard">#include &lt;unistd.h&gt;</text:p>
      <text:p text:style-name="Standard"/>
      <text:p text:style-name="Standard">int main() {</text:p>
      <text:p text:style-name="Standard"><text:s text:c="4"/>int fd;</text:p>
      <text:p text:style-name="Standard"><text:s text:c="4"/>FILE *p = fopen("input", "r");</text:p>
      <text:p text:style-name="Standard"><text:s text:c="4"/>char temp[1024];</text:p>
      <text:p text:style-name="Standard"><text:s text:c="4"/>fscanf(p, "%s", temp);</text:p>
      <text:p text:style-name="Standard"><text:s text:c="4"/>char *myfifo = "fifo";</text:p>
      <text:p text:style-name="Standard"><text:s text:c="4"/>mkfifo(myfifo, 0666);</text:p>
      <text:p text:style-name="Standard"><text:s text:c="4"/>fd = open(myfifo, O_WRONLY);</text:p>
      <text:p text:style-name="Standard"><text:s text:c="4"/>write(fd, temp, sizeof(temp));</text:p>
      <text:p text:style-name="Standard"><text:s text:c="4"/>close(fd);</text:p>
      <text:p text:style-name="Standard"><text:s text:c="4"/>fclose(p);</text:p>
      <text:p text:style-name="Standard"><text:s text:c="4"/>return 0;</text:p>
      <text:p text:style-name="Standard">}</text:p>
      <text:p text:style-name="Standard"/>
      <text:p text:style-name="Standard"/>
      <text:p text:style-name="Standard">#include &lt;fcntl.h&gt;</text:p>
      <text:p text:style-name="Standard">#include &lt;stdio.h&gt;</text:p>
      <text:p text:style-name="Standard">#include &lt;sys/stat.h&gt;</text:p>
      <text:p text:style-name="Standard">#include &lt;sys/types.h&gt;</text:p>
      <text:p text:style-name="Standard">#include &lt;unistd.h&gt;</text:p>
      <text:p text:style-name="Standard">#define MAX_BUF 1024</text:p>
      <text:p text:style-name="Standard"/>
      <text:p text:style-name="Standard">int main(void) {</text:p>
      <text:p text:style-name="Standard"><text:s text:c="4"/>int fd;</text:p>
      <text:p text:style-name="Standard"><text:s text:c="4"/>FILE *p = fopen("output", "w");</text:p>
      <text:p text:style-name="Standard"><text:s text:c="4"/>char *myfifo = "fifo";</text:p>
      <text:p text:style-name="Standard"><text:s text:c="4"/>char buf[MAX_BUF];</text:p>
      <text:p text:style-name="Standard"><text:s text:c="4"/>fd = open(myfifo, O_RDONLY);</text:p>
      <text:p text:style-name="Standard"><text:s text:c="4"/>read(fd, buf, MAX_BUF);</text:p>
      <text:p text:style-name="Standard"><text:s text:c="4"/>fprintf(p, "%s\n", buf);</text:p>
      <text:p text:style-name="Standard"><text:s text:c="4"/>close(fd);</text:p>
      <text:p text:style-name="Standard"><text:s text:c="4"/>fclose(p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02:05.058539549</meta:creation-date>
    <dc:date>2018-11-12T11:03:10.636769947</dc:date>
    <meta:editing-duration>PT1M6S</meta:editing-duration>
    <meta:editing-cycles>1</meta:editing-cycles>
    <meta:document-statistic meta:table-count="0" meta:image-count="0" meta:object-count="0" meta:page-count="1" meta:paragraph-count="36" meta:word-count="87" meta:character-count="717" meta:non-whitespace-character-count="582"/>
    <meta:generator>LibreOffice/6.0.6.2$Linux_X86_64 LibreOffice_project/00m0$Build-2</meta:generator>
  </office:meta>
</office:document-meta>
</file>